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Nunito" svg:font-family="Nunito, sans-serif"/>
    <style:font-face style:name="inter-regular" svg:font-family="inter-regular, system-ui, apple-system, BlinkMacSystemFont, 'Segoe UI', Roboto, 'Helvetica Neue', Helvetica, Arial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var bs-font-monospace" fo:font-size="11.25pt" fo:letter-spacing="normal" fo:font-style="normal" fo:font-weight="normal" officeooo:paragraph-rsid="00091a42" loext:padding="0cm" loext:border="none"/>
    </style:style>
    <style:style style:name="P2" style:family="paragraph" style:parent-style-name="Preformatted_20_Text">
      <style:text-properties fo:font-variant="normal" fo:text-transform="none" fo:color="#000000" style:font-name="var bs-font-monospace" fo:font-size="11.25pt" fo:letter-spacing="normal" fo:font-style="normal" fo:font-weight="normal" officeooo:rsid="000a54d3" officeooo:paragraph-rsid="000a54d3" loext:padding="0cm" loext:border="none"/>
    </style:style>
    <style:style style:name="P3" style:family="paragraph" style:parent-style-name="Preformatted_20_Text">
      <style:text-properties fo:font-variant="normal" fo:text-transform="none" fo:color="#000000" style:font-name="var bs-font-monospace" fo:font-size="12pt" fo:letter-spacing="normal" fo:font-style="normal" fo:font-weight="bold" officeooo:rsid="000b31ec" officeooo:paragraph-rsid="000b31ec" style:font-size-asian="12pt" style:font-weight-asian="bold" style:font-size-complex="12pt" style:font-weight-complex="bold" loext:padding="0cm" loext:border="none"/>
    </style:style>
    <style:style style:name="P4" style:family="paragraph" style:parent-style-name="Preformatted_20_Text">
      <style:text-properties fo:font-variant="normal" fo:text-transform="none" fo:color="#747579" fo:letter-spacing="normal" officeooo:rsid="00091a42" officeooo:paragraph-rsid="000baa29"/>
    </style:style>
    <style:style style:name="P5" style:family="paragraph" style:parent-style-name="Preformatted_20_Text">
      <style:text-properties fo:font-variant="normal" fo:text-transform="none" fo:color="#747579" fo:letter-spacing="normal" officeooo:rsid="00091a42" officeooo:paragraph-rsid="000dc74a"/>
    </style:style>
    <style:style style:name="P6" style:family="paragraph" style:parent-style-name="Preformatted_20_Text">
      <style:text-properties fo:font-variant="normal" fo:text-transform="none" fo:color="#747579" fo:letter-spacing="normal" officeooo:paragraph-rsid="00091a42"/>
    </style:style>
    <style:style style:name="P7" style:family="paragraph" style:parent-style-name="Preformatted_20_Text">
      <style:text-properties fo:font-variant="normal" fo:text-transform="none" fo:color="#747579" fo:letter-spacing="normal" officeooo:rsid="000baa29" officeooo:paragraph-rsid="000baa29"/>
    </style:style>
    <style:style style:name="P8" style:family="paragraph" style:parent-style-name="Preformatted_20_Text">
      <style:text-properties fo:font-variant="normal" fo:text-transform="none" fo:color="#747579" fo:letter-spacing="normal" officeooo:rsid="000baa29" officeooo:paragraph-rsid="000dc74a"/>
    </style:style>
    <style:style style:name="P9" style:family="paragraph" style:parent-style-name="Preformatted_20_Text">
      <style:text-properties fo:font-variant="normal" fo:text-transform="none" fo:color="#747579" style:font-name="var bs-font-monospace" fo:font-size="12pt" fo:letter-spacing="normal" fo:font-style="normal" fo:font-weight="bold" officeooo:rsid="000baa29" officeooo:paragraph-rsid="000baa29" style:font-size-asian="12pt" style:font-weight-asian="bold" style:font-size-complex="12pt" style:font-weight-complex="bold" loext:padding="0cm" loext:border="none"/>
    </style:style>
    <style:style style:name="P10" style:family="paragraph" style:parent-style-name="Standard">
      <style:text-properties officeooo:rsid="00091a42" officeooo:paragraph-rsid="00091a42"/>
    </style:style>
    <style:style style:name="P11" style:family="paragraph" style:parent-style-name="Standard">
      <style:text-properties officeooo:paragraph-rsid="00091a42"/>
    </style:style>
    <style:style style:name="T1" style:family="text">
      <style:text-properties officeooo:rsid="00091a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ar bs-font-monospace" fo:font-size="11.25pt" fo:font-style="normal" fo:font-weight="normal"/>
    </style:style>
    <style:style style:name="T5" style:family="text">
      <style:text-properties fo:color="#000000" style:font-name="var bs-font-monospace" fo:font-size="11.25pt" fo:font-style="normal" fo:font-weight="normal" officeooo:rsid="00091a42"/>
    </style:style>
    <style:style style:name="T6" style:family="text">
      <style:text-properties fo:color="#000000" style:font-name="Consolas" fo:font-size="11.25pt" fo:font-style="normal" fo:font-weight="normal"/>
    </style:style>
    <style:style style:name="T7" style:family="text">
      <style:text-properties fo:color="#000000" style:font-name="Consolas" fo:font-size="11.25pt" fo:font-style="normal" fo:font-weight="normal" officeooo:rsid="00091a42"/>
    </style:style>
    <style:style style:name="T8" style:family="text">
      <style:text-properties fo:color="#000000" style:font-name="Nunito" fo:font-size="12pt" fo:font-style="normal" fo:font-weight="normal"/>
    </style:style>
    <style:style style:name="T9" style:family="text">
      <style:text-properties fo:color="#000000" style:font-name="Nunito" fo:font-weight="normal"/>
    </style:style>
    <style:style style:name="T10" style:family="text">
      <style:text-properties fo:color="#000000" fo:font-size="11.25pt" fo:font-weight="normal"/>
    </style:style>
    <style:style style:name="T1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ffffff" style:font-name="Consolas" fo:font-size="11.25pt" fo:letter-spacing="normal" fo:font-style="normal" fo:font-weight="normal"/>
    </style:style>
    <style:style style:name="T13" style:family="text">
      <style:text-properties fo:font-variant="normal" fo:text-transform="none" fo:color="#ffffff" fo:letter-spacing="normal"/>
    </style:style>
    <style:style style:name="T14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00" style:font-name="var bs-font-monospace" fo:font-size="11.25pt" fo:font-style="normal" fo:font-weight="normal"/>
    </style:style>
    <style:style style:name="T17" style:family="text">
      <style:text-properties fo:color="#666600" style:font-name="var bs-font-monospace" fo:font-size="11.25pt" fo:font-style="normal" fo:font-weight="normal" officeooo:rsid="00091a42"/>
    </style:style>
    <style:style style:name="T18" style:family="text">
      <style:text-properties fo:color="#666600" style:font-name="var bs-font-monospace" fo:font-size="11.25pt" fo:font-style="normal" fo:font-weight="normal" officeooo:rsid="000dc74a"/>
    </style:style>
    <style:style style:name="T19" style:family="text">
      <style:text-properties fo:color="#666600" fo:font-size="11.25pt" fo:font-weight="normal"/>
    </style:style>
    <style:style style:name="T20" style:family="text">
      <style:text-properties fo:color="#000088" style:font-name="var bs-font-monospace" fo:font-size="11.25pt" fo:font-style="normal" fo:font-weight="normal"/>
    </style:style>
    <style:style style:name="T21" style:family="text">
      <style:text-properties fo:color="#000088" style:font-name="var bs-font-monospace" fo:font-size="11.25pt" fo:font-style="normal" fo:font-weight="normal" officeooo:rsid="00091a42"/>
    </style:style>
    <style:style style:name="T22" style:family="text">
      <style:text-properties fo:color="#008800" style:font-name="var bs-font-monospace" fo:font-size="11.2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Sorting</text:span><text:span text:style-name="T2"> in MySql</text:span></text:p>
      <text:p text:style-name="P10">{by default this is accending order}</text:p>
      <text:p text:style-name="P10"/>
      <text:p text:style-name="P1">SELECT * from tutorials_tbl ORDER BY tutorial_author ASC</text:p>
      <text:p text:style-name="P1">SELECT * from tutorials_tbl ORDER BY tutorial_author ASC <text:s/><text:span text:style-name="T1">DESC <text:s/>{deccending ordr}</text:span></text:p>
      <text:p text:style-name="P1"/>
      <text:p text:style-name="P2"><text:span text:style-name="T15">Distinct</text:span> </text:p>
      <text:p text:style-name="P1">SELECT DISTINCT Country FROM Customers;</text:p>
      <text:p text:style-name="P1">SELECT COUNT(DISTINCT Country) FROM Customers;</text:p>
      <text:p text:style-name="P1"/>
      <text:p text:style-name="P1"/>
      <text:p text:style-name="P3">LIKE</text:p>
      <text:p text:style-name="P9"><text:span text:style-name="T19">{</text:span><text:span text:style-name="T9">author name ends with jay</text:span><text:span text:style-name="T10">−</text:span><text:span text:style-name="T19">}</text:span></text:p>
      <text:p text:style-name="P6"><text:span text:style-name="T5">SELECT </text:span><text:span text:style-name="T17">*</text:span><text:span text:style-name="T5"> <text:s/></text:span><text:span text:style-name="T21">from</text:span><text:span text:style-name="T5"> tutorials_tbl </text:span><text:span text:style-name="T4">WHERE tutorial_author LIKE </text:span><text:span text:style-name="T22">'%jay'</text:span><text:span text:style-name="T16">;</text:span></text:p>
      <text:p text:style-name="P7"><text:span text:style-name="T16"/></text:p>
      <text:p text:style-name="P4"><text:span text:style-name="T4">SELECT </text:span><text:span text:style-name="T16">*</text:span><text:span text:style-name="T4"> <text:s/></text:span><text:span text:style-name="T20">from</text:span><text:span text:style-name="T4"> tutorials_tbl WHERE tutorial_author LIKE </text:span><text:span text:style-name="T22">'jay%'</text:span><text:span text:style-name="T16">;</text:span></text:p>
      <text:p text:style-name="P7"><text:span text:style-name="T16">(start with jay)</text:span></text:p>
      <text:p text:style-name="P7"><text:span text:style-name="T16"/></text:p>
      <text:p text:style-name="P5"><text:span text:style-name="T4">SELECT </text:span><text:span text:style-name="T16">*</text:span><text:span text:style-name="T4"> <text:s/></text:span><text:span text:style-name="T20">from</text:span><text:span text:style-name="T4"> tutorials_tbl WHERE tutorial_author LIKE </text:span><text:span text:style-name="T22">'%jay%'</text:span><text:span text:style-name="T16">;</text:span></text:p>
      <text:p text:style-name="P8"><text:span text:style-name="T16">(</text:span><text:span text:style-name="T18">anywhere in word,</text:span><text:span text:style-name="T16"> jay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Nunito" svg:font-family="Nunito, sans-serif"/>
    <style:font-face style:name="inter-regular" svg:font-family="inter-regular, system-ui, apple-system, BlinkMacSystemFont, 'Segoe UI', Roboto, 'Helvetica Neue', Helvetica, Arial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7:39:36.915591471</meta:creation-date>
    <dc:date>2023-07-31T18:59:40.746288368</dc:date>
    <meta:editing-duration>PT59M5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6" meta:character-count="544" meta:non-whitespace-character-count="476"/>
  </office:meta>
</office:document-meta>
</file>